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ost in depth UI Library in the world.</text:p>
      <text:p text:style-name="Normal"/>
      <text:p text:style-name="Normal">Supports:<text:line-break/>CSS<text:line-break/>TailwindCSS<text:line-break/>SCSS</text:p>
      <text:p text:style-name="Normal">HTML<text:line-break/>React<text:line-break/>Angular<text:line-break/>Vue<text:line-break/>Express<text:line-break/>NextJs<text:line-break/>Svelte<text:line-break/>Statiq / cshtml<text:line-break/>blazor / razor</text:p>
      <text:p text:style-name="Normal"/>
      <text:p text:style-name="Normal">Components:</text:p>
      <text:p text:style-name="Normal">Accordions</text:p>
      <text:p text:style-name="Normal">Alerts<text:line-break/>Form<text:line-break/>Inputs<text:line-break/>Lists<text:line-break/>Tabs<text:line-break/>Toggles / Switches<text:line-break/>Checkboxes<text:line-break/>Paginations<text:line-break/>Buttons<text:line-break/>Badges<text:line-break/>Breadcrumbs<text:line-break/>Dropdown Buttons<text:line-break/>Tooltips<text:line-break/>Progress bars<text:line-break/>Loaders<text:line-break/>Toasts<text:line-break/>Gallery<text:line-break/>Avatars<text:line-break/>Page Titles<text:line-break/><text:soft-page-break/><text:line-break/>Gallery<text:line-break/>Inputs with validation<text:line-break/>Navbar<text:line-break/>Sidebar<text:line-break/>Clipboard features<text:line-break/>Cards<text:line-break/>Blogs<text:line-break/>Contacts<text:line-break/>Footers<text:line-break/>Error Pages<text:line-break/>Modals<text:line-break/>Tables<text:line-break/>Sign up / Sign in forms<text:line-break/>Cookie popups<text:line-break/>Hero<text:line-break/>Testimonials<text:line-break/>Videos<text:line-break/>Swiper<text:line-break/>Stats Cards<text:line-break/>Checkout sections<text:line-break/>Reviews<text:line-break/>Carousels<text:line-break/>Charts<text:line-break/>Maps<text:line-break/>Profiles<text:line-break/>Calendars<text:line-break/>Drawers<text:line-break/>Lines / seperators<text:line-break/><text:line-break/>Colour customisation on al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e Bostock</meta:initial-creator>
    <dc:creator>Joe Bostock</dc:creator>
    <meta:creation-date>2024-05-23T21:52:00Z</meta:creation-date>
    <dc:date>2024-05-23T22:00:00Z</dc:date>
    <meta:template xlink:href="Normal.dotm" xlink:type="simple"/>
    <meta:editing-cycles>1</meta:editing-cycles>
    <meta:editing-duration>PT480S</meta:editing-duration>
    <meta:document-statistic meta:page-count="2" meta:paragraph-count="1" meta:word-count="101" meta:character-count="678" meta:row-count="4" meta:non-whitespace-character-count="578"/>
  </office:meta>
</office:document-meta>
</file>